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1973" officeooo:paragraph-rsid="0033e34a"/>
    </style:style>
    <style:style style:name="P2" style:family="paragraph" style:parent-style-name="Standard">
      <style:text-properties officeooo:rsid="002143b6" officeooo:paragraph-rsid="0024b06b"/>
    </style:style>
    <style:style style:name="P3" style:family="paragraph" style:parent-style-name="Standard">
      <style:text-properties officeooo:rsid="002143b6" officeooo:paragraph-rsid="003af1f5"/>
    </style:style>
    <style:style style:name="P4" style:family="paragraph" style:parent-style-name="Standard">
      <style:text-properties fo:font-weight="bold" officeooo:paragraph-rsid="0024b06b" style:font-weight-asian="bold" style:font-weight-complex="bold"/>
    </style:style>
    <style:style style:name="P5" style:family="paragraph" style:parent-style-name="Standard">
      <style:text-properties fo:font-weight="bold" officeooo:rsid="00253292" officeooo:paragraph-rsid="003cda7e" style:font-weight-asian="bold" style:font-weight-complex="bold"/>
    </style:style>
    <style:style style:name="P6" style:family="paragraph" style:parent-style-name="Standard">
      <style:text-properties fo:font-weight="bold" officeooo:rsid="00313390" officeooo:paragraph-rsid="00313390" style:font-weight-asian="bold" style:font-weight-complex="bold"/>
    </style:style>
    <style:style style:name="P7" style:family="paragraph" style:parent-style-name="Standard">
      <style:text-properties fo:font-weight="bold" officeooo:rsid="0036c26b" officeooo:paragraph-rsid="0036c26b" style:font-weight-asian="bold" style:font-weight-complex="bold"/>
    </style:style>
    <style:style style:name="P8" style:family="paragraph" style:parent-style-name="Standard">
      <style:text-properties fo:font-weight="bold" officeooo:rsid="003af1f5" officeooo:paragraph-rsid="003af1f5" style:font-weight-asian="bold" style:font-weight-complex="bold"/>
    </style:style>
    <style:style style:name="P9" style:family="paragraph" style:parent-style-name="Standard">
      <style:text-properties fo:font-weight="bold" officeooo:paragraph-rsid="003cda7e" style:font-weight-asian="bold" style:font-weight-complex="bold"/>
    </style:style>
    <style:style style:name="P10" style:family="paragraph" style:parent-style-name="Standard">
      <style:text-properties officeooo:paragraph-rsid="0024b06b"/>
    </style:style>
    <style:style style:name="P11" style:family="paragraph" style:parent-style-name="Text_20_body">
      <style:text-properties officeooo:paragraph-rsid="0024b06b"/>
    </style:style>
    <style:style style:name="P12" style:family="paragraph" style:parent-style-name="Standard">
      <style:text-properties officeooo:rsid="002b26fe" officeooo:paragraph-rsid="002b26fe"/>
    </style:style>
    <style:style style:name="P13" style:family="paragraph" style:parent-style-name="Standard">
      <style:text-properties fo:font-weight="normal" officeooo:paragraph-rsid="0033e34a" style:font-weight-asian="normal" style:font-weight-complex="normal"/>
    </style:style>
    <style:style style:name="P14" style:family="paragraph" style:parent-style-name="Standard">
      <style:text-properties officeooo:paragraph-rsid="0033e34a"/>
    </style:style>
    <style:style style:name="P15" style:family="paragraph" style:parent-style-name="Standard">
      <style:text-properties officeooo:paragraph-rsid="0036c26b"/>
    </style:style>
    <style:style style:name="P16" style:family="paragraph" style:parent-style-name="Standard">
      <style:text-properties officeooo:rsid="003af1f5" officeooo:paragraph-rsid="0024b06b"/>
    </style:style>
    <style:style style:name="P17" style:family="paragraph" style:parent-style-name="Standard">
      <style:text-properties fo:font-size="10pt" fo:font-style="italic" fo:font-weight="normal" officeooo:rsid="003af1f5" officeooo:paragraph-rsid="0024b06b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text-properties fo:font-size="10pt" fo:font-style="italic" fo:font-weight="normal" officeooo:rsid="003af1f5" officeooo:paragraph-rsid="003cda7e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text-properties officeooo:paragraph-rsid="003af1f5"/>
    </style:style>
    <style:style style:name="P20" style:family="paragraph" style:parent-style-name="Standard">
      <style:text-properties officeooo:paragraph-rsid="003cda7e"/>
    </style:style>
    <style:style style:name="P21" style:family="paragraph" style:parent-style-name="Standard">
      <style:text-properties officeooo:rsid="003dcc55" officeooo:paragraph-rsid="003dcc55"/>
    </style:style>
    <style:style style:name="P22" style:family="paragraph" style:parent-style-name="Standard">
      <style:text-properties style:text-position="0% 100%"/>
    </style:style>
    <style:style style:name="P23" style:family="paragraph" style:parent-style-name="Standard">
      <style:text-properties officeooo:rsid="003de5d3" officeooo:paragraph-rsid="003de5d3"/>
    </style:style>
    <style:style style:name="P24" style:family="paragraph" style:parent-style-name="Standard">
      <style:text-properties officeooo:rsid="0042eaf8" officeooo:paragraph-rsid="0042eaf8"/>
    </style:style>
    <style:style style:name="P25" style:family="paragraph" style:parent-style-name="Standard">
      <style:text-properties officeooo:rsid="0042eaf8" officeooo:paragraph-rsid="004560fa"/>
    </style:style>
    <style:style style:name="P26" style:family="paragraph" style:parent-style-name="Text_20_body">
      <style:paragraph-properties fo:margin-top="0cm" fo:margin-bottom="0cm" style:contextual-spacing="false" fo:line-height="100%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officeooo:paragraph-rsid="0024b06b"/>
    </style:style>
    <style:style style:name="P28" style:family="paragraph" style:parent-style-name="Text_20_body">
      <style:text-properties fo:font-size="8pt" fo:font-style="italic" officeooo:rsid="00313390" officeooo:paragraph-rsid="00313390" style:font-size-asian="8pt" style:font-style-asian="italic" style:font-size-complex="8pt" style:font-style-complex="italic"/>
    </style:style>
    <style:style style:name="P29" style:family="paragraph" style:parent-style-name="Standard">
      <style:text-properties fo:font-weight="bold" officeooo:rsid="00201973" officeooo:paragraph-rsid="0024b06b" style:font-weight-asian="bold" style:font-weight-complex="bold"/>
    </style:style>
    <style:style style:name="P30" style:family="paragraph" style:parent-style-name="Standard">
      <style:text-properties fo:font-weight="bold" officeooo:rsid="00201973" officeooo:paragraph-rsid="00201973" style:font-weight-asian="bold" style:font-weight-complex="bold"/>
    </style:style>
    <style:style style:name="P31" style:family="paragraph" style:parent-style-name="Standard">
      <style:text-properties fo:font-weight="bold" officeooo:rsid="003af1f5" officeooo:paragraph-rsid="003af1f5" style:font-weight-asian="bold" style:font-weight-complex="bold"/>
    </style:style>
    <style:style style:name="P32" style:family="paragraph" style:parent-style-name="Standard">
      <style:text-properties officeooo:paragraph-rsid="003dcc55"/>
    </style:style>
    <style:style style:name="P33" style:family="paragraph" style:parent-style-name="Standard">
      <style:text-properties officeooo:paragraph-rsid="0036c26b"/>
    </style:style>
    <style:style style:name="P34" style:family="paragraph" style:parent-style-name="Standard">
      <style:text-properties officeooo:paragraph-rsid="0024b06b"/>
    </style:style>
    <style:style style:name="P35" style:family="paragraph" style:parent-style-name="Standard">
      <style:text-properties officeooo:paragraph-rsid="004b00f4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fo:font-weight="normal" officeooo:rsid="00201973" officeooo:paragraph-rsid="003dcc55" style:font-weight-asian="normal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officeooo:paragraph-rsid="003dcc55"/>
    </style:style>
    <style:style style:name="T1" style:family="text">
      <style:text-properties officeooo:rsid="001e5f0e"/>
    </style:style>
    <style:style style:name="T2" style:family="text">
      <style:text-properties officeooo:rsid="00201973"/>
    </style:style>
    <style:style style:name="T3" style:family="text">
      <style:text-properties officeooo:rsid="002143b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1973" style:font-weight-asian="bold" style:font-weight-complex="bold"/>
    </style:style>
    <style:style style:name="T6" style:family="text">
      <style:text-properties officeooo:rsid="0024b06b"/>
    </style:style>
    <style:style style:name="T7" style:family="text">
      <style:text-properties officeooo:rsid="002eb87a"/>
    </style:style>
    <style:style style:name="T8" style:family="text">
      <style:text-properties officeooo:rsid="00313390"/>
    </style:style>
    <style:style style:name="T9" style:family="text">
      <style:text-properties officeooo:rsid="0035b4b0"/>
    </style:style>
    <style:style style:name="T10" style:family="text">
      <style:text-properties officeooo:rsid="0036c26b"/>
    </style:style>
    <style:style style:name="T11" style:family="text">
      <style:text-properties officeooo:rsid="00381667"/>
    </style:style>
    <style:style style:name="T12" style:family="text">
      <style:text-properties officeooo:rsid="003a9ef9"/>
    </style:style>
    <style:style style:name="T13" style:family="text">
      <style:text-properties officeooo:rsid="003af1f5"/>
    </style:style>
    <style:style style:name="T14" style:family="text">
      <style:text-properties officeooo:rsid="004560fa"/>
    </style:style>
    <style:style style:name="T15" style:family="text">
      <style:text-properties officeooo:rsid="00473453"/>
    </style:style>
    <style:style style:name="T16" style:family="text">
      <style:text-properties officeooo:rsid="0048617b"/>
    </style:style>
    <style:style style:name="T17" style:family="text">
      <style:text-properties officeooo:rsid="0049f1bf"/>
    </style:style>
    <style:style style:name="T18" style:family="text">
      <style:text-properties officeooo:rsid="004ab7bb"/>
    </style:style>
    <style:style style:name="T19" style:family="text">
      <style:text-properties officeooo:rsid="004b00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5">R</text:span><text:span text:style-name="T4">ichtungen und Orte <text:tab/>- Directions and Locations</text:span></text:p>
      <text:p text:style-name="P36">-------------------------------------------------------------------------------------</text:p>
      <text:p text:style-name="P29">Wo?</text:p>
      <text:p text:style-name="P29"/>
      <text:p text:style-name="P2">oben - up (here/there)</text:p>
      <text:p text:style-name="P2">unten - down (here/there)</text:p>
      <text:p text:style-name="P10"><text:span text:style-name="T2">dr</text:span>innen - inside</text:p>
      <text:p text:style-name="P10"><text:span text:style-name="T2">dr</text:span>außen - outside</text:p>
      <text:p text:style-name="P14">innen - <text:span text:style-name="T2">in the </text:span>inside</text:p>
      <text:p text:style-name="P1">außen - on the outside</text:p>
      <text:p text:style-name="P13"><text:span text:style-name="T8">i</text:span><text:span text:style-name="T1">nnerhalb - within<text:line-break/>außerhalb - out of</text:span></text:p>
      <text:p text:style-name="P27">-------------------------------------------------------------------------------------</text:p>
      <text:p text:style-name="P4">Woher?</text:p>
      <text:p text:style-name="P10"/>
      <text:p text:style-name="P2">von oben - from the top</text:p>
      <text:p text:style-name="P2">von unten - from below</text:p>
      <text:p text:style-name="P10">von draußen - from outside</text:p>
      <text:p text:style-name="P10">von drinnen - from <text:span text:style-name="T12">inside</text:span></text:p>
      <text:p text:style-name="P27">-------------------------------------------------------------------------------------</text:p>
      <text:p text:style-name="P4">Wohin?</text:p>
      <text:p text:style-name="P10"/>
      <text:p text:style-name="P6">I. <text:span text:style-name="T9">(Lang - Long)</text:span></text:p>
      <text:p text:style-name="P2">nach oben - upward</text:p>
      <text:p text:style-name="P2">nach unten - downward</text:p>
      <text:p text:style-name="P10">nach draußen - outside (towards)</text:p>
      <text:p text:style-name="P10">nach drinnen - <text:span text:style-name="T13">inside</text:span> (towards)</text:p>
      <text:p text:style-name="P10"/>
      <text:p text:style-name="P6">II. <text:span text:style-name="T9">(Kurz - Short)</text:span></text:p>
      <text:p text:style-name="P2">hoch - upwards</text:p>
      <text:p text:style-name="P2">runter - downwards</text:p>
      <text:p text:style-name="P2">raus - outside (towards)</text:p>
      <text:p text:style-name="P21">hinaus - <text:span text:style-name="T3">outside (towards)</text:span></text:p>
      <text:p text:style-name="P2">rein - inside (towards)</text:p>
      <text:p text:style-name="P21">hinein - inside (towards)</text:p>
      <text:p text:style-name="P16"/>
      <text:p text:style-name="P19">bergauf - uphill</text:p>
      <text:p text:style-name="P3">bergab - down<text:span text:style-name="T16">hill</text:span></text:p>
      <text:p text:style-name="P2"/>
      <text:p text:style-name="P28">I und II sind mehr oder weniger gleich.<text:line-break/>I and II are more or less equal.</text:p>
      <text:p text:style-name="P11">-------------------------------------------------------------------------------------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Wohin - Where to</text:p>
      <text:p text:style-name="P18">*** Beispiele zu den Sätzen findest weiter unten.</text:p>
      <text:p text:style-name="P18">*** Examples of the sentences can be found below.</text:p>
      <text:p text:style-name="P18"/>
      <text:p text:style-name="P32">Ich gehe ... hoch (Akk.)<text:tab/><text:tab/>- I'm going... up (acc.)</text:p>
      <text:p text:style-name="P35">Ich gehe ... nach oben (Akk.)<text:tab/><text:tab/>- I'm going...up (Akk.)</text:p>
      <text:p text:style-name="P35">Ich gehe hoch<text:tab/><text:tab/><text:tab/><text:tab/>- I'm going up</text:p>
      <text:p text:style-name="P35">Ich gehe nach oben<text:tab/><text:tab/><text:tab/>- I'm going upstairs</text:p>
      <text:p text:style-name="P32">-------------------------------------------------------------------------------------</text:p>
      <text:p text:style-name="P35">Ich gehe ... runter (Akk.)<text:tab/><text:tab/>- I'm going... down (Acc.)</text:p>
      <text:p text:style-name="P35">Ich gehe ... nach unten (Akk.)<text:tab/>- I'm going... down (Akk.)</text:p>
      <text:p text:style-name="P35">Ich gehe runter<text:tab/><text:tab/><text:tab/>- I'm going down</text:p>
      <text:p text:style-name="P35">Ich gehe nach unten<text:tab/><text:tab/><text:tab/>- I'm going downstairs</text:p>
      <text:p text:style-name="P32">-------------------------------------------------------------------------------------</text:p>
      <text:p text:style-name="P35">Ich gehe in … (Akk.)<text:tab/><text:tab/><text:tab/>- I'm going to... (acc.)</text:p>
      <text:p text:style-name="P35">Ich gehe rein.<text:tab/><text:tab/><text:tab/><text:tab/>- I'm going in.</text:p>
      <text:p text:style-name="P35">Ich gehe nach drinnen.<text:tab/><text:tab/>- I'm going inside.</text:p>
      <text:p text:style-name="P32"><text:tab/></text:p>
      <text:p text:style-name="P35">Ich gehe aus ...<text:tab/><text:tab/><text:tab/>- I go <text:span text:style-name="T19">out of</text:span> ...</text:p>
      <text:p text:style-name="P35">Ich gehe raus.<text:tab/><text:tab/><text:tab/><text:tab/>- I'm going out.</text:p>
      <text:p text:style-name="P35">Ich gehe nach draußen<text:tab/><text:tab/>- I'm going out</text:p>
      <text:p text:style-name="P17"/>
      <text:p text:style-name="P15">-------------------------------------------------------------------------------------</text:p>
      <text:p text:style-name="P8">Beispiele zu *** <text:tab/><text:tab/><text:tab/><text:tab/>- Exmaples for ***</text:p>
      <text:p text:style-name="P8"/>
      <text:p text:style-name="P22">Ich gehe aus der Wohnung (raus/heraus).<text:tab/>- I'm going out of the apartment (out/out).</text:p>
      <text:p text:style-name="P22">Ich gehe aus dem Haus. <text:tab/><text:tab/><text:tab/>- I'm leaving the house.</text:p>
      <text:p text:style-name="P22">Ich gehe nach draußen.<text:tab/><text:tab/><text:tab/>- I'm going out.</text:p>
      <text:p text:style-name="P22">Ich gehe raus.<text:tab/><text:tab/><text:tab/><text:tab/><text:tab/>- I'm going out.</text:p>
      <text:p text:style-name="P22"><text:tab/><text:tab/></text:p>
      <text:p text:style-name="P22">Ich gehe in die Wohnung (rein/hinein).<text:tab/>- I go into the apartment (in/in).</text:p>
      <text:p text:style-name="P22">Ich gehe in das Haus.<text:tab/><text:tab/><text:tab/><text:tab/>- I go into the house.</text:p>
      <text:p text:style-name="P22">Ich gehe ins Haus.<text:tab/><text:tab/><text:tab/><text:tab/>- I go into the house.</text:p>
      <text:p text:style-name="P22">Ich gehe nach drinnen.<text:tab/><text:tab/><text:tab/>- I'm going inside.</text:p>
      <text:p text:style-name="P22">Ich gehe rein.<text:tab/><text:tab/><text:tab/><text:tab/><text:tab/>- I'm going in.</text:p>
      <text:p text:style-name="P22"><text:tab/><text:tab/></text:p>
      <text:p text:style-name="P22">Ich gehe die Treppe nach oben.<text:tab/><text:tab/>- I go up the stairs.</text:p>
      <text:p text:style-name="P22">Ich gehe den Berg nach oben.<text:tab/><text:tab/>- I'm going up the mountain.</text:p>
      <text:p text:style-name="P22">Ich gehe die Treppe hoch.<text:tab/><text:tab/><text:tab/>- I go up the stairs.</text:p>
      <text:p text:style-name="P22">Ich gehe den Berg hoch.<text:tab/><text:tab/><text:tab/>- I'm going up the mountain.</text:p>
      <text:p text:style-name="P22"><text:tab/><text:tab/></text:p>
      <text:p text:style-name="P22">Ich gehe die Treppe nach unten.<text:tab/><text:tab/>- I go down the stairs.</text:p>
      <text:p text:style-name="P22">Ich gehe den Berg nach unten.<text:tab/><text:tab/>- I'm going down the mountain.</text:p>
      <text:p text:style-name="P22">Ich gehe die Treppe runter.<text:tab/><text:tab/><text:tab/>- I go down the stairs.</text:p>
      <text:p text:style-name="P22">Ich gehe den Berg runter.<text:tab/><text:tab/><text:tab/>- I'm going down the mountain.</text:p>
      <text:p text:style-name="P22"><text:tab/><text:tab/></text:p>
      <text:p text:style-name="P22">Ich gehe bergauf.<text:tab/><text:tab/><text:tab/><text:tab/>- I'm going uphill.</text:p>
      <text:p text:style-name="P22">Ich gehe bergab.<text:tab/><text:tab/><text:tab/><text:tab/>- I'm going downhill.</text:p>
      <text:p text:style-name="Standard"/>
      <text:p text:style-name="Standard">bergauf <text:tab/><text:tab/><text:tab/><text:tab/><text:tab/>- uphill</text:p>
      <text:p text:style-name="Standard">bergab <text:tab/><text:tab/><text:tab/><text:tab/><text:tab/>- down</text:p>
      <text:p text:style-name="P26">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P5"><text:soft-page-break/>hin|gehen und her|kommen <text:tab/>- to go there and to come from</text:p>
      <text:p text:style-name="P20"/>
      <text:p text:style-name="P9"><text:span text:style-name="T11">I. </text:span>her|kommen <text:tab/><text:tab/><text:tab/>- <text:span text:style-name="T15">to come (from)</text:span></text:p>
      <text:p text:style-name="P20"/>
      <text:p text:style-name="P20">kommen<text:tab/><text:tab/><text:tab/><text:tab/>- <text:span text:style-name="T18">to come</text:span></text:p>
      <text:p text:style-name="P20">her|kommen<text:tab/><text:tab/><text:tab/><text:tab/>- <text:span text:style-name="T18">to come from</text:span></text:p>
      <text:p text:style-name="P20">woher <text:span text:style-name="T7">(Adverb)<text:tab/><text:tab/><text:tab/>- </text:span><text:span text:style-name="T18">where from</text:span></text:p>
      <text:p text:style-name="P20">wo <text:span text:style-name="T7">(Adverb<text:tab/><text:tab/><text:tab/><text:tab/>- </text:span><text:span text:style-name="T18">where</text:span></text:p>
      <text:p text:style-name="P20"/>
      <text:p text:style-name="P20">woher + kommen</text:p>
      <text:p text:style-name="P20">wo + her|kommen</text:p>
      <text:p text:style-name="P20"/>
      <text:p text:style-name="P20">Woher kommst du?<text:tab/><text:tab/><text:tab/>- <text:span text:style-name="T17">Where are you coming from?</text:span></text:p>
      <text:p text:style-name="P20">Wo kommst du her?<text:tab/><text:tab/><text:tab/>- <text:span text:style-name="T17">Where you come from?</text:span></text:p>
      <text:p text:style-name="P20">-------------------------------------------------------------------------------------</text:p>
      <text:p text:style-name="P5"><text:span text:style-name="T11">II. </text:span>hin|gehen <text:s/><text:tab/><text:tab/><text:tab/><text:tab/>- <text:span text:style-name="T15">to go (there)</text:span></text:p>
      <text:p text:style-name="P20"/>
      <text:p text:style-name="P20">gehen<text:tab/><text:tab/><text:tab/><text:tab/><text:tab/>- <text:span text:style-name="T18">to go</text:span></text:p>
      <text:p text:style-name="P20">hin|gehen<text:tab/><text:tab/><text:tab/><text:tab/>- <text:span text:style-name="T18">to go (there)</text:span></text:p>
      <text:p text:style-name="P20">wohin <text:span text:style-name="T7">(Adverb)<text:tab/><text:tab/><text:tab/>- </text:span><text:span text:style-name="T18">where (to)</text:span></text:p>
      <text:p text:style-name="P20">wo <text:span text:style-name="T7">(Adverb)<text:tab/><text:tab/><text:tab/><text:tab/>- </text:span><text:span text:style-name="T18">where</text:span></text:p>
      <text:p text:style-name="P20"/>
      <text:p text:style-name="P20">wohin + gehen</text:p>
      <text:p text:style-name="P20">wo + hin|gehen</text:p>
      <text:p text:style-name="P20"/>
      <text:p text:style-name="P20"><text:span text:style-name="T17">I. <text:s/></text:span>Wohin gehst du?<text:tab/><text:tab/><text:tab/>- <text:span text:style-name="T17">Where are you going?</text:span></text:p>
      <text:p text:style-name="P20"><text:span text:style-name="T17">II. </text:span>Wo gehst du hin?<text:tab/><text:tab/><text:tab/>- <text:span text:style-name="T17">Where are you going?</text:span></text:p>
      <text:p text:style-name="P20">-------------------------------------------------------------------------------------</text:p>
      <text:p text:style-name="P20"/>
      <text:p text:style-name="P20">Wo willst du hin?<text:tab/><text:tab/><text:tab/>- <text:span text:style-name="T17">Where you want to go?</text:span></text:p>
      <text:p text:style-name="P20"/>
      <text:p text:style-name="P26">-------------------------------------------------------------------------------------</text:p>
      <text:p text:style-name="Standard">das Dach / die Dächer <text:tab/><text:tab/>- the roof</text:p>
      <text:p text:style-name="Standard">der Berg / die Berge <text:tab/><text:tab/><text:tab/>- the mountain</text:p>
      <text:p text:style-name="Standard">die Treppe / die Treppen <text:tab/><text:tab/>- the stairs</text:p>
      <text:p text:style-name="P23">das Haus / die Häuser <text:tab/><text:tab/>- the house</text:p>
      <text:p text:style-name="P23">die Wohnung / die Wohnungen <text:tab/>- the flat</text:p>
      <text:p text:style-name="P24">die Richtung / die Richtungen <text:tab/>- the direction</text:p>
      <text:p text:style-name="P24">der Ort / die Orte <text:tab/><text:tab/><text:tab/>- the location</text:p>
      <text:p text:style-name="P25">der Ort / die Orte <text:tab/><text:tab/><text:tab/>- the <text:span text:style-name="T14">settlemen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74cm" fo:margin-bottom="2.01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9:32:56.111000000</meta:creation-date>
    <dc:date>2024-04-15T11:01:38.181000000</dc:date>
    <meta:editing-duration>PT3H23M11S</meta:editing-duration>
    <meta:editing-cycles>37</meta:editing-cycles>
    <meta:generator>LibreOffice/7.5.4.2$Windows_X86_64 LibreOffice_project/36ccfdc35048b057fd9854c757a8b67ec53977b6</meta:generator>
    <meta:document-statistic meta:table-count="0" meta:image-count="0" meta:object-count="0" meta:page-count="3" meta:paragraph-count="113" meta:word-count="674" meta:character-count="4293" meta:non-whitespace-character-count="3580"/>
  </office:meta>
</office:document-meta>
</file>